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inverseModel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number-columns-repeated="2" table:default-cell-style-name="ce2"/>
        <table:table-column table:style-name="co3" table:number-columns-repeated="1019" table:default-cell-style-name="ce3"/>
        <table:table-row table:style-name="ro1">
          <table:table-cell table:style-name="ce1" office:value-type="string" calcext:value-type="string" table:number-columns-spanned="2" table:number-rows-spanned="1">
            <text:p>Criteria</text:p>
          </table:table-cell>
          <table:covered-table-cell table:style-name="Default"/>
          <table:table-cell table:style-name="Default"/>
          <table:table-cell table:style-name="ce4" office:value-type="string" calcext:value-type="string" table:number-columns-spanned="2" table:number-rows-spanned="1">
            <text:p>Options</text:p>
          </table:table-cell>
          <table:covered-table-cell table:style-name="ce5"/>
          <table:table-cell table:style-name="Default" table:number-columns-repeated="1019"/>
        </table:table-row>
        <table:table-row table:style-name="ro2">
          <table:table-cell table:style-name="ce2" office:value-type="string" calcext:value-type="string" table:number-columns-spanned="2" table:number-rows-spanned="1">
            <text:p>Cost</text:p>
          </table:table-cell>
          <table:covered-table-cell table:style-name="ce2"/>
          <table:table-cell/>
          <table:table-cell office:value-type="string" calcext:value-type="string">
            <text:p>Parisien </text:p>
          </table:table-cell>
          <table:table-cell office:value-type="float" office:value="0.77777773" calcext:value-type="float">
            <text:p>0.7777777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xpensive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Gramophone </text:p>
          </table:table-cell>
          <table:table-cell office:value-type="float" office:value="0.88888884" calcext:value-type="float">
            <text:p>0.8888888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eap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Victor </text:p>
          </table:table-cell>
          <table:table-cell office:value-type="float" office:value="0.44444442" calcext:value-type="float">
            <text:p>0.4444444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ffrodable</text:p>
          </table:table-cell>
          <table:table-cell table:style-name="ce2" office:value-type="float" office:value="0.5" calcext:value-type="float">
            <text:p>0.5</text:p>
          </table:table-cell>
          <table:table-cell/>
          <table:table-cell office:value-type="string" calcext:value-type="string">
            <text:p>Beaurepaire </text:p>
          </table:table-cell>
          <table:table-cell office:value-type="float" office:value="0.5555555" calcext:value-type="float">
            <text:p>0.555555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Magoroko </text:p>
          </table:table-cell>
          <table:table-cell office:value-type="float" office:value="0.88888884" calcext:value-type="float">
            <text:p>0.8888888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2" table:number-rows-spanned="1">
            <text:p>Cuisine</text:p>
          </table:table-cell>
          <table:covered-table-cell table:style-name="ce2"/>
          <table:table-cell/>
          <table:table-cell office:value-type="string" calcext:value-type="string">
            <text:p>Tokyo </text:p>
          </table:table-cell>
          <table:table-cell office:value-type="float" office:value="0.77777773" calcext:value-type="float">
            <text:p>0.7777777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rench</text:p>
          </table:table-cell>
          <table:table-cell table:style-name="ce2" office:value-type="float" office:value="0.6666666" calcext:value-type="float">
            <text:p>0.6666666</text:p>
          </table:table-cell>
          <table:table-cell/>
          <table:table-cell office:value-type="string" calcext:value-type="string">
            <text:p>Samura </text:p>
          </table:table-cell>
          <table:table-cell office:value-type="float" office:value="0.5555555" calcext:value-type="float">
            <text:p>0.55555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inese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Mizushi </text:p>
          </table:table-cell>
          <table:table-cell office:value-type="float" office:value="0.44444442" calcext:value-type="float">
            <text:p>0.4444444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talian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Dragon </text:p>
          </table:table-cell>
          <table:table-cell office:value-type="float" office:value="0.33333334" calcext:value-type="float">
            <text:p>0.3333333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urkish</text:p>
          </table:table-cell>
          <table:table-cell table:style-name="ce2" office:value-type="float" office:value="0.8333333" calcext:value-type="float">
            <text:p>0.8333333</text:p>
          </table:table-cell>
          <table:table-cell/>
          <table:table-cell office:value-type="string" calcext:value-type="string">
            <text:p>Ying </text:p>
          </table:table-cell>
          <table:table-cell office:value-type="float" office:value="0.6666667" calcext:value-type="float">
            <text:p>0.66666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apanese</text:p>
          </table:table-cell>
          <table:table-cell table:style-name="ce2" office:value-type="float" office:value="0.6666666" calcext:value-type="float">
            <text:p>0.6666666</text:p>
          </table:table-cell>
          <table:table-cell/>
          <table:table-cell office:value-type="string" calcext:value-type="string">
            <text:p>Yong </text:p>
          </table:table-cell>
          <table:table-cell office:value-type="float" office:value="0.5555555" calcext:value-type="float">
            <text:p>0.55555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orean</text:p>
          </table:table-cell>
          <table:table-cell table:style-name="ce2" office:value-type="float" office:value="0.5" calcext:value-type="float">
            <text:p>0.5</text:p>
          </table:table-cell>
          <table:table-cell/>
          <table:table-cell office:value-type="string" calcext:value-type="string">
            <text:p>Jiliya </text:p>
          </table:table-cell>
          <table:table-cell office:value-type="float" office:value="0.22222221" calcext:value-type="float">
            <text:p>0.2222222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xican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Papelli </text:p>
          </table:table-cell>
          <table:table-cell office:value-type="float" office:value="0.6666667" calcext:value-type="float">
            <text:p>0.6666667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alento 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2" table:number-rows-spanned="1">
            <text:p>Atmosphere</text:p>
          </table:table-cell>
          <table:covered-table-cell table:style-name="ce2"/>
          <table:table-cell/>
          <table:table-cell office:value-type="string" calcext:value-type="string">
            <text:p>Albacio </text:p>
          </table:table-cell>
          <table:table-cell office:value-type="float" office:value="0.88888884" calcext:value-type="float">
            <text:p>0.8888888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ively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Ciasa_mia </text:p>
          </table:table-cell>
          <table:table-cell office:value-type="float" office:value="0.5555555" calcext:value-type="float">
            <text:p>0.55555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uiet</text:p>
          </table:table-cell>
          <table:table-cell table:style-name="ce2" office:value-type="float" office:value="0.6666666" calcext:value-type="float">
            <text:p>0.6666666</text:p>
          </table:table-cell>
          <table:table-cell/>
          <table:table-cell office:value-type="string" calcext:value-type="string">
            <text:p>Cappadoce </text:p>
          </table:table-cell>
          <table:table-cell office:value-type="float" office:value="0.6111111" calcext:value-type="float">
            <text:p>0.611111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omantic</text:p>
          </table:table-cell>
          <table:table-cell table:style-name="ce2" office:value-type="float" office:value="0.6666666" calcext:value-type="float">
            <text:p>0.6666666</text:p>
          </table:table-cell>
          <table:table-cell/>
          <table:table-cell office:value-type="string" calcext:value-type="string">
            <text:p>Sizin </text:p>
          </table:table-cell>
          <table:table-cell office:value-type="float" office:value="0.8333333" calcext:value-type="float">
            <text:p>0.83333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amily</text:p>
          </table:table-cell>
          <table:table-cell table:style-name="ce2" office:value-type="float" office:value="0.3333333" calcext:value-type="float">
            <text:p>0.3333333</text:p>
          </table:table-cell>
          <table:table-cell/>
          <table:table-cell office:value-type="string" calcext:value-type="string">
            <text:p>Barak </text:p>
          </table:table-cell>
          <table:table-cell office:value-type="float" office:value="0.5" calcext:value-type="float">
            <text:p>0.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Lejanissaire </text:p>
          </table:table-cell>
          <table:table-cell office:value-type="float" office:value="0.9444444" calcext:value-type="float">
            <text:p>0.9444444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lbert </text:p>
          </table:table-cell>
          <table:table-cell office:value-type="float" office:value="0.6111111" calcext:value-type="float">
            <text:p>0.6111111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Gaston </text:p>
          </table:table-cell>
          <table:table-cell office:value-type="float" office:value="0.5" calcext:value-type="float">
            <text:p>0.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aokan </text:p>
          </table:table-cell>
          <table:table-cell office:value-type="float" office:value="0.38888887" calcext:value-type="float">
            <text:p>0.38888887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Kigna </text:p>
          </table:table-cell>
          <table:table-cell office:value-type="float" office:value="0.27777776" calcext:value-type="float">
            <text:p>0.2777777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avolino </text:p>
          </table:table-cell>
          <table:table-cell office:value-type="float" office:value="0.72222215" calcext:value-type="float">
            <text:p>0.7222221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rinfo </text:p>
          </table:table-cell>
          <table:table-cell office:value-type="float" office:value="0.6111111" calcext:value-type="float">
            <text:p>0.6111111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Ottoman </text:p>
          </table:table-cell>
          <table:table-cell office:value-type="float" office:value="0.6666666" calcext:value-type="float">
            <text:p>0.666666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Kibelle </text:p>
          </table:table-cell>
          <table:table-cell office:value-type="float" office:value="0.5555555" calcext:value-type="float">
            <text:p>0.555555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Yoshi </text:p>
          </table:table-cell>
          <table:table-cell office:value-type="float" office:value="0.6111111" calcext:value-type="float">
            <text:p>0.6111111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akura </text:p>
          </table:table-cell>
          <table:table-cell office:value-type="float" office:value="0.5" calcext:value-type="float">
            <text:p>0.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nahuacalli 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zteca </text:p>
          </table:table-cell>
          <table:table-cell office:value-type="float" office:value="0.88888884" calcext:value-type="float">
            <text:p>0.88888884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ocamexa </text:p>
          </table:table-cell>
          <table:table-cell office:value-type="float" office:value="0.88888884" calcext:value-type="float">
            <text:p>0.88888884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Pappasitos </text:p>
          </table:table-cell>
          <table:table-cell office:value-type="float" office:value="0.77777773" calcext:value-type="float">
            <text:p>0.77777773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Fajitas </text:p>
          </table:table-cell>
          <table:table-cell office:value-type="float" office:value="0.6666667" calcext:value-type="float">
            <text:p>0.6666667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hipotle </text:p>
          </table:table-cell>
          <table:table-cell office:value-type="float" office:value="0.5555555" calcext:value-type="float">
            <text:p>0.555555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Omixico </text:p>
          </table:table-cell>
          <table:table-cell office:value-type="float" office:value="0.5555555" calcext:value-type="float">
            <text:p>0.555555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lrancho </text:p>
          </table:table-cell>
          <table:table-cell office:value-type="float" office:value="0.44444442" calcext:value-type="float">
            <text:p>0.44444442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hido </text:p>
          </table:table-cell>
          <table:table-cell office:value-type="float" office:value="0.8333333" calcext:value-type="float">
            <text:p>0.8333333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lnopal </text:p>
          </table:table-cell>
          <table:table-cell office:value-type="float" office:value="0.72222215" calcext:value-type="float">
            <text:p>0.7222221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Otacos </text:p>
          </table:table-cell>
          <table:table-cell office:value-type="float" office:value="0.72222215" calcext:value-type="float">
            <text:p>0.7222221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lgringo </text:p>
          </table:table-cell>
          <table:table-cell office:value-type="float" office:value="0.6111111" calcext:value-type="float">
            <text:p>0.6111111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Ito </text:p>
          </table:table-cell>
          <table:table-cell office:value-type="float" office:value="0.8333333" calcext:value-type="float">
            <text:p>0.8333333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oura </text:p>
          </table:table-cell>
          <table:table-cell office:value-type="float" office:value="0.72222215" calcext:value-type="float">
            <text:p>0.7222221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ongsan </text:p>
          </table:table-cell>
          <table:table-cell office:value-type="float" office:value="0.72222215" calcext:value-type="float">
            <text:p>0.7222221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Odori </text:p>
          </table:table-cell>
          <table:table-cell office:value-type="float" office:value="0.6111111" calcext:value-type="float">
            <text:p>0.6111111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Jantchi </text:p>
          </table:table-cell>
          <table:table-cell office:value-type="float" office:value="0.5" calcext:value-type="float">
            <text:p>0.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Kohyang </text:p>
          </table:table-cell>
          <table:table-cell office:value-type="float" office:value="0.38888887" calcext:value-type="float">
            <text:p>0.38888887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Marou </text:p>
          </table:table-cell>
          <table:table-cell office:value-type="float" office:value="0.38888887" calcext:value-type="float">
            <text:p>0.38888887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odam </text:p>
          </table:table-cell>
          <table:table-cell office:value-type="float" office:value="0.27777776" calcext:value-type="float">
            <text:p>0.2777777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ambuja </text:p>
          </table:table-cell>
          <table:table-cell office:value-type="float" office:value="0.6666667" calcext:value-type="float">
            <text:p>0.6666667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oul </text:p>
          </table:table-cell>
          <table:table-cell office:value-type="float" office:value="0.5555555" calcext:value-type="float">
            <text:p>0.555555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okkebi </text:p>
          </table:table-cell>
          <table:table-cell office:value-type="float" office:value="0.5555555" calcext:value-type="float">
            <text:p>0.555555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jong </text:p>
          </table:table-cell>
          <table:table-cell office:value-type="float" office:value="0.44444442" calcext:value-type="float">
            <text:p>0.44444442</text:p>
          </table:table-cell>
          <table:table-cell table:number-columns-repeated="1019"/>
        </table:table-row>
        <table:table-row table:style-name="ro2" table:number-rows-repeated="35">
          <table:table-cell table:number-columns-repeated="3"/>
          <table:table-cell table:style-name="ce3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3" table:number-columns-repeated="2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14:48:35.200091112</dc:date>
    <meta:editing-duration>PT5M33S</meta:editing-duration>
    <meta:editing-cycles>1</meta:editing-cycles>
    <meta:document-statistic meta:table-count="1" meta:cell-count="141" meta:object-count="0"/>
    <meta:generator>LibreOffice/5.1.4.2$Linux_X86_64 LibreOffice_project/10m0$Build-2</meta:generator>
  </office:meta>
</office:document-meta>
</file>